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4c"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fill="solid" draw:fill-color="#cccccc" draw:textarea-horizontal-align="center" draw:textarea-vertical-align="middle"/>
    </style:style>
    <style:style style:name="gr4" style:family="graphic" style:parent-style-name="standard">
      <style:graphic-properties draw:fill="solid" draw:fill-color="#80808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stroke="none" svg:stroke-color="#000000" draw:fill="none" draw:fill-color="#ffffff" fo:min-height="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3cm" svg:height="3cm" svg:x="1.7cm" svg:y="11.5cm">
          <text:p/>
        </draw:rect>
        <draw:rect draw:style-name="gr1" draw:text-style-name="P1" draw:layer="layout" svg:width="3cm" svg:height="3cm" svg:x="14.7cm" svg:y="11.5cm">
          <text:p/>
        </draw:rect>
        <draw:circle draw:style-name="gr2" draw:text-style-name="P1" draw:layer="layout" svg:width="4.5cm" svg:height="4.5cm" svg:x="0.9cm" svg:y="12cm">
          <text:p/>
        </draw:circle>
        <draw:circle draw:style-name="gr2" draw:text-style-name="P1" draw:layer="layout" svg:width="4.5cm" svg:height="4.5cm" svg:x="13.9cm" svg:y="12cm">
          <text:p/>
        </draw:circle>
        <draw:rect draw:style-name="gr3" draw:text-style-name="P1" draw:layer="layout" svg:width="17.5cm" svg:height="0.5cm" svg:x="1cm" svg:y="11cm">
          <text:p/>
        </draw:rect>
        <draw:rect draw:style-name="gr4" draw:text-style-name="P1" draw:layer="layout" svg:width="2cm" svg:height="3cm" svg:x="2.2cm" svg:y="8cm">
          <text:p/>
        </draw:rect>
        <draw:rect draw:style-name="gr4" draw:text-style-name="P1" draw:layer="layout" svg:width="2cm" svg:height="3cm" svg:x="13cm" svg:y="8cm">
          <text:p/>
        </draw:rect>
        <draw:rect draw:style-name="gr4" draw:text-style-name="P1" draw:layer="layout" svg:width="2cm" svg:height="3cm" svg:x="8.5cm" svg:y="8cm">
          <text:p/>
        </draw:rect>
        <draw:rect draw:style-name="gr3" draw:text-style-name="P1" draw:layer="layout" svg:width="14.5cm" svg:height="0.5cm" svg:x="1cm" svg:y="7.5cm">
          <text:p/>
        </draw:rect>
        <draw:rect draw:style-name="gr4" draw:text-style-name="P1" draw:layer="layout" svg:width="2cm" svg:height="3cm" svg:x="2.2cm" svg:y="4.5cm">
          <text:p/>
        </draw:rect>
        <draw:rect draw:style-name="gr4" draw:text-style-name="P1" draw:layer="layout" svg:width="2cm" svg:height="3cm" svg:x="8.5cm" svg:y="4.5cm">
          <text:p/>
        </draw:rect>
        <draw:rect draw:style-name="gr3" draw:text-style-name="P1" draw:layer="layout" svg:width="10.5cm" svg:height="0.5cm" svg:x="1cm" svg:y="4cm">
          <text:p/>
        </draw:rect>
        <draw:frame draw:style-name="gr5" draw:layer="layout" svg:width="12.5cm" svg:height="1.25cm" svg:x="5.5cm" svg:y="11.5cm">
          <draw:text-box>
            <text:p>Level -1 <text:s text:c="2"/>(Motors + Battery)</text:p>
          </draw:text-box>
        </draw:frame>
        <draw:frame draw:style-name="gr5" draw:layer="layout" svg:width="14cm" svg:height="1.675cm" svg:x="5.5cm" svg:y="10cm">
          <draw:text-box>
            <text:p>Level 0 <text:s text:c="16"/>(CMWs + Power-Distribution) <text:s text:c="12"/></text:p>
          </draw:text-box>
        </draw:frame>
        <draw:frame draw:style-name="gr5" draw:layer="layout" svg:width="10.5cm" svg:height="1.25cm" svg:x="5.5cm" svg:y="8cm">
          <draw:text-box>
            <text:p>Level 1 <text:s text:c="16"/>(Switch)</text:p>
          </draw:text-box>
        </draw:frame>
        <draw:frame draw:style-name="gr5" draw:layer="layout" svg:width="13.5cm" svg:height="1.25cm" svg:x="5.5cm" svg:y="6.75cm">
          <draw:text-box>
            <text:p>Level 2 <text:s text:c="16"/>(Central FPGA) <text:s/></text:p>
          </draw:text-box>
        </draw:frame>
        <draw:frame draw:style-name="gr5" draw:layer="layout" svg:width="13.5cm" svg:height="1.25cm" svg:x="5.5cm" svg:y="4.35cm">
          <draw:text-box>
            <text:p>Level 3 <text:s text:c="16"/>(Power-Supply for Sensors)</text:p>
          </draw:text-box>
        </draw:frame>
        <draw:frame draw:style-name="gr5" draw:layer="layout" svg:width="13.5cm" svg:height="1.25cm" svg:x="5.5cm" svg:y="3.15cm">
          <draw:text-box>
            <text:p>Level 4 <text:s text:c="16"/>(Sensors)</text:p>
          </draw:text-box>
        </draw:frame>
        <draw:frame draw:style-name="gr6" draw:layer="layout" svg:width="18cm" svg:height="2.25cm" svg:x="1cm" svg:y="1.5cm">
          <draw:text-box>
            <text:p>Back &lt;&lt; <text:s text:c="70"/>&gt;&gt; Fro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lorian Hisch</meta:initial-creator>
    <meta:creation-date>2013-11-29T14:16:16.09</meta:creation-date>
    <dc:date>2013-11-29T15:27:38.89</dc:date>
    <dc:creator>Florian Hisch</dc:creator>
    <meta:editing-duration>PT1H3M24S</meta:editing-duration>
    <meta:editing-cycles>11</meta:editing-cycles>
    <meta:generator>OpenOffice.org/3.3$Win32 OpenOffice.org_project/330m20$Build-9567</meta:generator>
    <meta:document-statistic meta:object-count="19"/>
  </office:meta>
</office:document-meta>
</file>